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ControlImpl.buildCallObject( Method method , WsdlOperation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ControlImpl.getService( QName servic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iceControlImpl.on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ControlImpl.onAqui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ControlImpl.invoke( Method method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iceControlImpl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ControlImp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ControlImpl.setHandlers( List &lt; HandlerInfo &gt; handl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ControlImpl.ServiceControl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ControlImpl.setEndPoint( URL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ControlImpl.configureEndPoi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ControlImpl.getEndPo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ControlImpl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ControlImpl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ControlImpl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ControlImpl.getCall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